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ac85" officeooo:paragraph-rsid="0000ac85"/>
    </style:style>
    <style:style style:name="P2" style:family="paragraph" style:parent-style-name="Standard">
      <style:text-properties officeooo:rsid="0000ac85" officeooo:paragraph-rsid="0000ac85"/>
    </style:style>
    <style:style style:name="T1" style:family="text">
      <style:text-properties style:text-position="super 58%"/>
    </style:style>
    <style:style style:name="T2" style:family="text">
      <style:text-properties officeooo:rsid="000248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cial Media App</text:p>
      <text:p text:style-name="P1"/>
      <text:p text:style-name="P1">Welcome to the Social Media App repository! This project, developed by Muhammad Ahmed Lashari and Arsam Ali, is an object-oriented programming (OOP) based application designed for social interaction. Although initially aimed at enabling users to create accounts and chat with each other, certain features were adjusted due to time constraints.</text:p>
      <text:p text:style-name="P1"/>
      <text:p text:style-name="P1">Project Overview:</text:p>
      <text:p text:style-name="P1"/>
      <text:p text:style-name="P1">This application, developed as part of an OOP-based project, covers various pillars of object-oriented programming, including:</text:p>
      <text:p text:style-name="P1"/>
      <text:p text:style-name="P1">- Constructors/Destructors</text:p>
      <text:p text:style-name="P1">- Setter/Getter methods</text:p>
      <text:p text:style-name="P1">- Encapsulation</text:p>
      <text:p text:style-name="P1">- Inheritance</text:p>
      <text:p text:style-name="P1">- Header Files</text:p>
      <text:p text:style-name="P1">- Dynamic memory management and deallocation</text:p>
      <text:p text:style-name="P1">- Operator Overloading</text:p>
      <text:p text:style-name="P1">- Friend Functions</text:p>
      <text:p text:style-name="P1">- File Handling</text:p>
      <text:p text:style-name="P1"/>
      <text:p text:style-name="P1">Additional Technologies:</text:p>
      <text:p text:style-name="P1"/>
      <text:p text:style-name="P1">In addition to OOP principles, the project also involved learning and implementing additional technologies such as:</text:p>
      <text:p text:style-name="P1"/>
      <text:p text:style-name="P1">- QT Framework and its Libraries</text:p>
      <text:p text:style-name="P1">- SQLite Database integration for Create, Read, and Update functionalities</text:p>
      <text:p text:style-name="P1"/>
      <text:p text:style-name="P1">Features:</text:p>
      <text:p text:style-name="P1"/>
      <text:p text:style-name="P1">While the initial scope of the project focused on account creation and chatting functionalities, further features that can be incorporated include:</text:p>
      <text:p text:style-name="P1"/>
      <text:p text:style-name="P1">- Texting among users</text:p>
      <text:p text:style-name="P1">- Admin login for user management</text:p>
      <text:p text:style-name="P1">- Delete operation for user accounts</text:p>
      <text:p text:style-name="P1"/>
      <text:p text:style-name="P1">Contributors:</text:p>
      <text:p text:style-name="P1"/>
      <text:p text:style-name="P1">- Muhammad Ahmed Lashari</text:p>
      <text:p text:style-name="P1">- Arsam Ali</text:p>
      <text:p text:style-name="P1"/>
      <text:p text:style-name="P1">How to Use:</text:p>
      <text:p text:style-name="P1"/>
      <text:p text:style-name="P1">To utilize this application, follow these steps:</text:p>
      <text:p text:style-name="P1"/>
      <text:p text:style-name="P1">1. Clone the repository to your local machine.</text:p>
      <text:p text:style-name="P1">2. Install any necessary dependencies (if not already included).</text:p>
      <text:p text:style-name="P1">3. Compile and run the application.</text:p>
      <text:p text:style-name="P1">4. Explore the available functionalities.</text:p>
      <text:p text:style-name="P1"><text:soft-page-break/></text:p>
      <text:p text:style-name="P1">Feedback and Contributions:</text:p>
      <text:p text:style-name="P1"/>
      <text:p text:style-name="P1">We welcome feedback and contributions from the community to enhance this project further. Feel free to submit pull requests, open issues, or reach out to us with any suggestions or improvements.</text:p>
      <text:p text:style-name="P1"/>
      <text:p text:style-name="P1">Thank you for visiting our Social Media App repository! We hope you find it informative and valu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13:22:53.578627620</meta:creation-date>
    <dc:date>2024-05-10T22:16:45.589279526</dc:date>
    <meta:editing-duration>PT4M37S</meta:editing-duration>
    <meta:editing-cycles>3</meta:editing-cycles>
    <meta:generator>LibreOffice/7.6.5.2$Linux_X86_64 LibreOffice_project/60$Build-2</meta:generator>
    <meta:document-statistic meta:table-count="0" meta:image-count="0" meta:object-count="0" meta:page-count="2" meta:paragraph-count="34" meta:word-count="267" meta:character-count="1798" meta:non-whitespace-character-count="1565"/>
  </office:meta>
</office:document-meta>
</file>